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9.04pt"/>
    </style:style>
    <style:style style:name="co2" style:family="table-column">
      <style:table-column-properties fo:break-before="auto" style:column-width="173.65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2"/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 table:number-columns-repeated="2"/>
          <table:table-cell office:value-type="string" calcext:value-type="string">
            <text:p>number of words</text:p>
          </table:table-cell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office:value-type="string" calcext:value-type="string" table:number-columns-spanned="3" table:number-rows-spanned="1">
            <text:p>equal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Default" table:number-columns-repeated="2"/>
          <table:table-cell office:value-type="string" calcext:value-type="string">
            <text:p>measure typ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1" table:number-rows-spanned="6">
            <text:p>data set of krapivin without stemming</text:p>
          </table:table-cell>
          <table:table-cell table:style-name="ce1" office:value-type="string" calcext:value-type="string" table:number-columns-spanned="1" table:number-rows-spanned="3">
            <text:p>extract keyphrase from phrase chunk</text:p>
          </table:table-cell>
          <table:table-cell office:value-type="string" calcext:value-type="string">
            <text:p>use TF-IDF</text:p>
          </table:table-cell>
          <table:table-cell office:value-type="float" office:value="0.096433952787544" calcext:value-type="float">
            <text:p>0.0964339528</text:p>
          </table:table-cell>
          <table:table-cell office:value-type="float" office:value="0.114672506470237" calcext:value-type="float">
            <text:p>0.1146725065</text:p>
          </table:table-cell>
          <table:table-cell office:value-type="float" office:value="0.104765369225173" calcext:value-type="float">
            <text:p>0.1047653692</text:p>
          </table:table-cell>
          <table:table-cell office:value-type="float" office:value="0.0793571069814164" calcext:value-type="float">
            <text:p>0.079357107</text:p>
          </table:table-cell>
          <table:table-cell office:value-type="float" office:value="0.157276527971332" calcext:value-type="float">
            <text:p>0.157276528</text:p>
          </table:table-cell>
          <table:table-cell office:value-type="float" office:value="0.105488049138737" calcext:value-type="float">
            <text:p>0.1054880491</text:p>
          </table:table-cell>
          <table:table-cell office:value-type="float" office:value="0.0622802611752888" calcext:value-type="float">
            <text:p>0.0622802612</text:p>
          </table:table-cell>
          <table:table-cell office:value-type="float" office:value="0.246864423651204" calcext:value-type="float">
            <text:p>0.2468644237</text:p>
          </table:table-cell>
          <table:table-cell office:value-type="float" office:value="0.0994665704086953" calcext:value-type="float">
            <text:p>0.0994665704</text:p>
          </table:table-cell>
          <table:table-cell table:number-columns-repeated="3" office:value-type="float" office:value="0.13756719092176" calcext:value-type="float">
            <text:p>0.1375671909</text:p>
          </table:table-cell>
          <table:table-cell table:number-columns-repeated="1008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use TF</text:p>
          </table:table-cell>
          <table:table-cell office:value-type="float" office:value="0.00334840113845639" calcext:value-type="float">
            <text:p>0.0033484011</text:p>
          </table:table-cell>
          <table:table-cell office:value-type="float" office:value="0.00398168425243878" calcext:value-type="float">
            <text:p>0.0039816843</text:p>
          </table:table-cell>
          <table:table-cell office:value-type="float" office:value="0.00363768643142961" calcext:value-type="float">
            <text:p>0.0036376864</text:p>
          </table:table-cell>
          <table:table-cell office:value-type="float" office:value="0.00662983425414365" calcext:value-type="float">
            <text:p>0.0066298343</text:p>
          </table:table-cell>
          <table:table-cell office:value-type="float" office:value="0.013139558033048" calcext:value-type="float">
            <text:p>0.013139558</text:p>
          </table:table-cell>
          <table:table-cell office:value-type="float" office:value="0.0088129256242489" calcext:value-type="float">
            <text:p>0.0088129256</text:p>
          </table:table-cell>
          <table:table-cell office:value-type="float" office:value="0.0135107985936715" calcext:value-type="float">
            <text:p>0.0135107986</text:p>
          </table:table-cell>
          <table:table-cell office:value-type="float" office:value="0.0535536531953016" calcext:value-type="float">
            <text:p>0.0535536532</text:p>
          </table:table-cell>
          <table:table-cell office:value-type="float" office:value="0.021577828580596" calcext:value-type="float">
            <text:p>0.0215778286</text:p>
          </table:table-cell>
          <table:table-cell table:number-columns-repeated="3" office:value-type="float" office:value="0.0081624527174995" calcext:value-type="float">
            <text:p>0.0081624527</text:p>
          </table:table-cell>
          <table:table-cell table:number-columns-repeated="1008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use HITS</text:p>
          </table:table-cell>
          <table:table-cell office:value-type="float" office:value="0.0060271220492215" calcext:value-type="float">
            <text:p>0.006027122</text:p>
          </table:table-cell>
          <table:table-cell office:value-type="float" office:value="0.00716703165438981" calcext:value-type="float">
            <text:p>0.0071670317</text:p>
          </table:table-cell>
          <table:table-cell office:value-type="float" office:value="0.0065478355765733" calcext:value-type="float">
            <text:p>0.0065478356</text:p>
          </table:table-cell>
          <table:table-cell office:value-type="float" office:value="0.00994475138121547" calcext:value-type="float">
            <text:p>0.0099447514</text:p>
          </table:table-cell>
          <table:table-cell office:value-type="float" office:value="0.019709337049572" calcext:value-type="float">
            <text:p>0.019709337</text:p>
          </table:table-cell>
          <table:table-cell office:value-type="float" office:value="0.0132193884363734" calcext:value-type="float">
            <text:p>0.0132193884</text:p>
          </table:table-cell>
          <table:table-cell office:value-type="float" office:value="0.0182822702159719" calcext:value-type="float">
            <text:p>0.0182822702</text:p>
          </table:table-cell>
          <table:table-cell office:value-type="float" office:value="0.0724666533943858" calcext:value-type="float">
            <text:p>0.0724666534</text:p>
          </table:table-cell>
          <table:table-cell office:value-type="float" office:value="0.0291982513135202" calcext:value-type="float">
            <text:p>0.0291982513</text:p>
          </table:table-cell>
          <table:table-cell table:number-columns-repeated="3" office:value-type="float" office:value="0.0107505474815847" calcext:value-type="float">
            <text:p>0.0107505475</text:p>
          </table:table-cell>
          <table:table-cell table:number-columns-repeated="1008"/>
        </table:table-row>
        <table:table-row table:style-name="ro1">
          <table:covered-table-cell table:style-name="Default"/>
          <table:table-cell table:style-name="ce1" office:value-type="string" calcext:value-type="string" table:number-columns-spanned="1" table:number-rows-spanned="3">
            <text:p>extract keyphrase from ground truth</text:p>
          </table:table-cell>
          <table:table-cell office:value-type="string" calcext:value-type="string">
            <text:p>use TF-IDF</text:p>
          </table:table-cell>
          <table:table-cell office:value-type="float" office:value="0.15084547128746" calcext:value-type="float">
            <text:p>0.1508454713</text:p>
          </table:table-cell>
          <table:table-cell office:value-type="float" office:value="0.179374875572367" calcext:value-type="float">
            <text:p>0.1793748756</text:p>
          </table:table-cell>
          <table:table-cell office:value-type="float" office:value="0.163877773735904" calcext:value-type="float">
            <text:p>0.1638777737</text:p>
          </table:table-cell>
          <table:table-cell office:value-type="float" office:value="0.129583124058262" calcext:value-type="float">
            <text:p>0.1295831241</text:p>
          </table:table-cell>
          <table:table-cell office:value-type="float" office:value="0.256818634282301" calcext:value-type="float">
            <text:p>0.2568186343</text:p>
          </table:table-cell>
          <table:table-cell office:value-type="float" office:value="0.172252637201228" calcext:value-type="float">
            <text:p>0.1722526372</text:p>
          </table:table-cell>
          <table:table-cell office:value-type="float" office:value="0.109090909090909" calcext:value-type="float">
            <text:p>0.1090909091</text:p>
          </table:table-cell>
          <table:table-cell office:value-type="float" office:value="0.432410909814852" calcext:value-type="float">
            <text:p>0.4324109098</text:p>
          </table:table-cell>
          <table:table-cell office:value-type="float" office:value="0.174226928167489" calcext:value-type="float">
            <text:p>0.1742269282</text:p>
          </table:table-cell>
          <table:table-cell table:number-columns-repeated="3" office:value-type="float" office:value="0.18375472825005" calcext:value-type="float">
            <text:p>0.1837547283</text:p>
          </table:table-cell>
          <table:table-cell table:number-columns-repeated="1008"/>
        </table:table-row>
        <table:table-row table:style-name="ro1">
          <table:covered-table-cell table:style-name="Default"/>
          <table:covered-table-cell/>
          <table:table-cell office:value-type="string" calcext:value-type="string">
            <text:p>use TF</text:p>
          </table:table-cell>
          <table:table-cell office:value-type="float" office:value="0.0122216641553658" calcext:value-type="float">
            <text:p>0.0122216642</text:p>
          </table:table-cell>
          <table:table-cell office:value-type="float" office:value="0.0145331475214016" calcext:value-type="float">
            <text:p>0.0145331475</text:p>
          </table:table-cell>
          <table:table-cell office:value-type="float" office:value="0.0132775554747181" calcext:value-type="float">
            <text:p>0.0132775555</text:p>
          </table:table-cell>
          <table:table-cell office:value-type="float" office:value="0.0180813661476645" calcext:value-type="float">
            <text:p>0.0180813661</text:p>
          </table:table-cell>
          <table:table-cell office:value-type="float" office:value="0.035835158271949" calcext:value-type="float">
            <text:p>0.0358351583</text:p>
          </table:table-cell>
          <table:table-cell office:value-type="float" office:value="0.024035251702497" calcext:value-type="float">
            <text:p>0.0240352517</text:p>
          </table:table-cell>
          <table:table-cell office:value-type="float" office:value="0.0247112004018081" calcext:value-type="float">
            <text:p>0.0247112004</text:p>
          </table:table-cell>
          <table:table-cell office:value-type="float" office:value="0.097949432609994" calcext:value-type="float">
            <text:p>0.0979494326</text:p>
          </table:table-cell>
          <table:table-cell office:value-type="float" office:value="0.039465768258934" calcext:value-type="float">
            <text:p>0.0394657683</text:p>
          </table:table-cell>
          <table:table-cell table:number-columns-repeated="3" office:value-type="float" office:value="0.0153294843718893" calcext:value-type="float">
            <text:p>0.0153294844</text:p>
          </table:table-cell>
          <table:table-cell table:number-columns-repeated="1008"/>
        </table:table-row>
        <table:table-row table:style-name="ro1">
          <table:covered-table-cell table:style-name="Default"/>
          <table:covered-table-cell/>
          <table:table-cell office:value-type="string" calcext:value-type="string">
            <text:p>use HITS</text:p>
          </table:table-cell>
          <table:table-cell office:value-type="float" office:value="0.0169094257492048" calcext:value-type="float">
            <text:p>0.0169094257</text:p>
          </table:table-cell>
          <table:table-cell office:value-type="float" office:value="0.0201075054748159" calcext:value-type="float">
            <text:p>0.0201075055</text:p>
          </table:table-cell>
          <table:table-cell office:value-type="float" office:value="0.0183703164787195" calcext:value-type="float">
            <text:p>0.0183703165</text:p>
          </table:table-cell>
          <table:table-cell office:value-type="float" office:value="0.0223003515821195" calcext:value-type="float">
            <text:p>0.0223003516</text:p>
          </table:table-cell>
          <table:table-cell office:value-type="float" office:value="0.0441966952020705" calcext:value-type="float">
            <text:p>0.0441966952</text:p>
          </table:table-cell>
          <table:table-cell office:value-type="float" office:value="0.0296434770997463" calcext:value-type="float">
            <text:p>0.0296434771</text:p>
          </table:table-cell>
          <table:table-cell office:value-type="float" office:value="0.0251130085384229" calcext:value-type="float">
            <text:p>0.0251130085</text:p>
          </table:table-cell>
          <table:table-cell office:value-type="float" office:value="0.0995421063109696" calcext:value-type="float">
            <text:p>0.0995421063</text:p>
          </table:table-cell>
          <table:table-cell office:value-type="float" office:value="0.0401074880680223" calcext:value-type="float">
            <text:p>0.0401074881</text:p>
          </table:table-cell>
          <table:table-cell table:number-columns-repeated="3" office:value-type="float" office:value="0.0203065896874378" calcext:value-type="float">
            <text:p>0.02030658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1" table:number-rows-spanned="6">
            <text:p>data set of krapivin with stemming</text:p>
          </table:table-cell>
          <table:table-cell table:style-name="ce1" office:value-type="string" calcext:value-type="string" table:number-columns-spanned="1" table:number-rows-spanned="3">
            <text:p>extract keyphrase from phrase chunk</text:p>
          </table:table-cell>
          <table:table-cell office:value-type="string" calcext:value-type="string">
            <text:p>use TF-IDF</text:p>
          </table:table-cell>
          <table:table-cell office:value-type="float" office:value="0.0990947300355642" calcext:value-type="float">
            <text:p>0.09909473</text:p>
          </table:table-cell>
          <table:table-cell office:value-type="float" office:value="0.114815508522195" calcext:value-type="float">
            <text:p>0.1148155085</text:p>
          </table:table-cell>
          <table:table-cell office:value-type="float" office:value="0.106377440347072" calcext:value-type="float">
            <text:p>0.1063774403</text:p>
          </table:table-cell>
          <table:table-cell office:value-type="float" office:value="0.0773035887487876" calcext:value-type="float">
            <text:p>0.0773035887</text:p>
          </table:table-cell>
          <table:table-cell office:value-type="float" office:value="0.149278891178123" calcext:value-type="float">
            <text:p>0.1492788912</text:p>
          </table:table-cell>
          <table:table-cell office:value-type="float" office:value="0.101859543740814" calcext:value-type="float">
            <text:p>0.1018595437</text:p>
          </table:table-cell>
          <table:table-cell office:value-type="float" office:value="0.0594568380213385" calcext:value-type="float">
            <text:p>0.059456838</text:p>
          </table:table-cell>
          <table:table-cell office:value-type="float" office:value="0.22963101704439" calcext:value-type="float">
            <text:p>0.229631017</text:p>
          </table:table-cell>
          <table:table-cell office:value-type="float" office:value="0.0944566431680727" calcext:value-type="float">
            <text:p>0.0944566432</text:p>
          </table:table-cell>
          <table:table-cell table:number-columns-repeated="3" office:value-type="float" office:value="0.132047199850159" calcext:value-type="float">
            <text:p>0.1320471999</text:p>
          </table:table-cell>
          <table:table-cell table:number-columns-repeated="1008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use TF</text:p>
          </table:table-cell>
          <table:table-cell office:value-type="float" office:value="0.00193986420950533" calcext:value-type="float">
            <text:p>0.0019398642</text:p>
          </table:table-cell>
          <table:table-cell office:value-type="float" office:value="0.00224761191234314" calcext:value-type="float">
            <text:p>0.0022476119</text:p>
          </table:table-cell>
          <table:table-cell office:value-type="float" office:value="0.0020824295010846" calcext:value-type="float">
            <text:p>0.0020824295</text:p>
          </table:table-cell>
          <table:table-cell office:value-type="float" office:value="0.00543161978661494" calcext:value-type="float">
            <text:p>0.0054316198</text:p>
          </table:table-cell>
          <table:table-cell office:value-type="float" office:value="0.0104888555909346" calcext:value-type="float">
            <text:p>0.0104888556</text:p>
          </table:table-cell>
          <table:table-cell office:value-type="float" office:value="0.0071570068374976" calcext:value-type="float">
            <text:p>0.0071570068</text:p>
          </table:table-cell>
          <table:table-cell office:value-type="float" office:value="0.013627546071775" calcext:value-type="float">
            <text:p>0.0136275461</text:p>
          </table:table-cell>
          <table:table-cell office:value-type="float" office:value="0.0526315789473684" calcext:value-type="float">
            <text:p>0.0526315789</text:p>
          </table:table-cell>
          <table:table-cell office:value-type="float" office:value="0.0216495242497785" calcext:value-type="float">
            <text:p>0.0216495242</text:p>
          </table:table-cell>
          <table:table-cell table:number-columns-repeated="3" office:value-type="float" office:value="0.0058063307735531" calcext:value-type="float">
            <text:p>0.0058063308</text:p>
          </table:table-cell>
          <table:table-cell table:number-columns-repeated="1008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use HITS</text:p>
          </table:table-cell>
          <table:table-cell office:value-type="float" office:value="0.00307145166505011" calcext:value-type="float">
            <text:p>0.0030714517</text:p>
          </table:table-cell>
          <table:table-cell office:value-type="float" office:value="0.00355871886120996" calcext:value-type="float">
            <text:p>0.0035587189</text:p>
          </table:table-cell>
          <table:table-cell office:value-type="float" office:value="0.00329718004338395" calcext:value-type="float">
            <text:p>0.00329718</text:p>
          </table:table-cell>
          <table:table-cell office:value-type="float" office:value="0.00902036857419981" calcext:value-type="float">
            <text:p>0.0090203686</text:p>
          </table:table-cell>
          <table:table-cell office:value-type="float" office:value="0.0174189923206593" calcext:value-type="float">
            <text:p>0.0174189923</text:p>
          </table:table-cell>
          <table:table-cell office:value-type="float" office:value="0.0118857434979871" calcext:value-type="float">
            <text:p>0.0118857435</text:p>
          </table:table-cell>
          <table:table-cell office:value-type="float" office:value="0.0168283220174588" calcext:value-type="float">
            <text:p>0.016828322</text:p>
          </table:table-cell>
          <table:table-cell office:value-type="float" office:value="0.0649934444652557" calcext:value-type="float">
            <text:p>0.0649934445</text:p>
          </table:table-cell>
          <table:table-cell office:value-type="float" office:value="0.0267344658885165" calcext:value-type="float">
            <text:p>0.0267344659</text:p>
          </table:table-cell>
          <table:table-cell table:number-columns-repeated="3" office:value-type="float" office:value="0.00899044764937254" calcext:value-type="float">
            <text:p>0.0089904476</text:p>
          </table:table-cell>
          <table:table-cell table:number-columns-repeated="1008"/>
        </table:table-row>
        <table:table-row table:style-name="ro1">
          <table:covered-table-cell table:style-name="Default"/>
          <table:table-cell table:style-name="ce1" office:value-type="string" calcext:value-type="string" table:number-columns-spanned="1" table:number-rows-spanned="3">
            <text:p>extract keyphrase from ground truth</text:p>
          </table:table-cell>
          <table:table-cell office:value-type="string" calcext:value-type="string">
            <text:p>use TF-IDF</text:p>
          </table:table-cell>
          <table:table-cell office:value-type="float" office:value="0.168768186226964" calcext:value-type="float">
            <text:p>0.1687681862</text:p>
          </table:table-cell>
          <table:table-cell office:value-type="float" office:value="0.195542236373853" calcext:value-type="float">
            <text:p>0.1955422364</text:p>
          </table:table-cell>
          <table:table-cell office:value-type="float" office:value="0.18117136659436" calcext:value-type="float">
            <text:p>0.1811713666</text:p>
          </table:table-cell>
          <table:table-cell office:value-type="float" office:value="0.144519883608147" calcext:value-type="float">
            <text:p>0.1445198836</text:p>
          </table:table-cell>
          <table:table-cell office:value-type="float" office:value="0.279078479115939" calcext:value-type="float">
            <text:p>0.2790784791</text:p>
          </table:table-cell>
          <table:table-cell office:value-type="float" office:value="0.190427503354847" calcext:value-type="float">
            <text:p>0.1904275034</text:p>
          </table:table-cell>
          <table:table-cell office:value-type="float" office:value="0.118816682832202" calcext:value-type="float">
            <text:p>0.1188166828</text:p>
          </table:table-cell>
          <table:table-cell office:value-type="float" office:value="0.45888743210339" calcext:value-type="float">
            <text:p>0.4588874321</text:p>
          </table:table-cell>
          <table:table-cell office:value-type="float" office:value="0.188759197195578" calcext:value-type="float">
            <text:p>0.1887591972</text:p>
          </table:table-cell>
          <table:table-cell table:number-columns-repeated="3" office:value-type="float" office:value="0.198351751264282" calcext:value-type="float">
            <text:p>0.1983517513</text:p>
          </table:table-cell>
          <table:table-cell table:number-columns-repeated="1008"/>
        </table:table-row>
        <table:table-row table:style-name="ro1">
          <table:covered-table-cell table:style-name="Default"/>
          <table:covered-table-cell/>
          <table:table-cell office:value-type="string" calcext:value-type="string">
            <text:p>use TF</text:p>
          </table:table-cell>
          <table:table-cell office:value-type="float" office:value="0.0142256708697058" calcext:value-type="float">
            <text:p>0.0142256709</text:p>
          </table:table-cell>
          <table:table-cell office:value-type="float" office:value="0.016482487357183" calcext:value-type="float">
            <text:p>0.0164824874</text:p>
          </table:table-cell>
          <table:table-cell office:value-type="float" office:value="0.0152711496746204" calcext:value-type="float">
            <text:p>0.0152711497</text:p>
          </table:table-cell>
          <table:table-cell office:value-type="float" office:value="0.0194956353055286" calcext:value-type="float">
            <text:p>0.0194956353</text:p>
          </table:table-cell>
          <table:table-cell office:value-type="float" office:value="0.0376474995317475" calcext:value-type="float">
            <text:p>0.0376474995</text:p>
          </table:table-cell>
          <table:table-cell office:value-type="float" office:value="0.0256885423988753" calcext:value-type="float">
            <text:p>0.0256885424</text:p>
          </table:table-cell>
          <table:table-cell office:value-type="float" office:value="0.0263336566440349" calcext:value-type="float">
            <text:p>0.0263336566</text:p>
          </table:table-cell>
          <table:table-cell office:value-type="float" office:value="0.101704439033527" calcext:value-type="float">
            <text:p>0.101704439</text:p>
          </table:table-cell>
          <table:table-cell office:value-type="float" office:value="0.0418352016641627" calcext:value-type="float">
            <text:p>0.0418352017</text:p>
          </table:table-cell>
          <table:table-cell table:number-columns-repeated="3" office:value-type="float" office:value="0.0183554972841356" calcext:value-type="float">
            <text:p>0.0183554973</text:p>
          </table:table-cell>
          <table:table-cell table:number-columns-repeated="1008"/>
        </table:table-row>
        <table:table-row table:style-name="ro1">
          <table:covered-table-cell table:style-name="Default"/>
          <table:covered-table-cell/>
          <table:table-cell office:value-type="string" calcext:value-type="string">
            <text:p>use HITS</text:p>
          </table:table-cell>
          <table:table-cell office:value-type="float" office:value="0.0185903653410928" calcext:value-type="float">
            <text:p>0.0185903653</text:p>
          </table:table-cell>
          <table:table-cell office:value-type="float" office:value="0.021539614159955" calcext:value-type="float">
            <text:p>0.0215396142</text:p>
          </table:table-cell>
          <table:table-cell office:value-type="float" office:value="0.0199566160520607" calcext:value-type="float">
            <text:p>0.0199566161</text:p>
          </table:table-cell>
          <table:table-cell office:value-type="float" office:value="0.0229873908826382" calcext:value-type="float">
            <text:p>0.0229873909</text:p>
          </table:table-cell>
          <table:table-cell office:value-type="float" office:value="0.0443903352687769" calcext:value-type="float">
            <text:p>0.0443903353</text:p>
          </table:table-cell>
          <table:table-cell office:value-type="float" office:value="0.0302894753658381" calcext:value-type="float">
            <text:p>0.0302894754</text:p>
          </table:table-cell>
          <table:table-cell office:value-type="float" office:value="0.0271580989330747" calcext:value-type="float">
            <text:p>0.0271580989</text:p>
          </table:table-cell>
          <table:table-cell office:value-type="float" office:value="0.104888555909346" calcext:value-type="float">
            <text:p>0.1048885559</text:p>
          </table:table-cell>
          <table:table-cell office:value-type="float" office:value="0.0431449593589892" calcext:value-type="float">
            <text:p>0.0431449594</text:p>
          </table:table-cell>
          <table:table-cell table:number-columns-repeated="3" office:value-type="float" office:value="0.0217269151526503" calcext:value-type="float">
            <text:p>0.02172691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1" table:number-rows-spanned="6">
            <text:p>data set of ke20k without stemming</text:p>
          </table:table-cell>
          <table:table-cell table:style-name="ce1" office:value-type="string" calcext:value-type="string" table:number-columns-spanned="1" table:number-rows-spanned="3">
            <text:p>extract keyphrase from phrase chunk</text:p>
          </table:table-cell>
          <table:table-cell office:value-type="string" calcext:value-type="string">
            <text:p>use TF-IDF</text:p>
          </table:table-cell>
          <table:table-cell office:value-type="float" office:value="0.0919827815809941" calcext:value-type="float">
            <text:p>0.0919827816</text:p>
          </table:table-cell>
          <table:table-cell office:value-type="float" office:value="0.100220357565429" calcext:value-type="float">
            <text:p>0.1002203576</text:p>
          </table:table-cell>
          <table:table-cell office:value-type="float" office:value="0.0959250436891893" calcext:value-type="float">
            <text:p>0.0959250437</text:p>
          </table:table-cell>
          <table:table-cell office:value-type="float" office:value="0.0702605119376397" calcext:value-type="float">
            <text:p>0.0702605119</text:p>
          </table:table-cell>
          <table:table-cell office:value-type="float" office:value="0.127585944878043" calcext:value-type="float">
            <text:p>0.1275859449</text:p>
          </table:table-cell>
          <table:table-cell office:value-type="float" office:value="0.0906182900361977" calcext:value-type="float">
            <text:p>0.09061829</text:p>
          </table:table-cell>
          <table:table-cell office:value-type="float" office:value="0.0520399526728349" calcext:value-type="float">
            <text:p>0.0520399527</text:p>
          </table:table-cell>
          <table:table-cell office:value-type="float" office:value="0.188970543005909" calcext:value-type="float">
            <text:p>0.188970543</text:p>
          </table:table-cell>
          <table:table-cell office:value-type="float" office:value="0.0816065548256929" calcext:value-type="float">
            <text:p>0.0816065548</text:p>
          </table:table-cell>
          <table:table-cell office:value-type="float" office:value="0.102423392865801" calcext:value-type="float">
            <text:p>0.1024233929</text:p>
          </table:table-cell>
          <table:table-cell office:value-type="float" office:value="0.10242176220922" calcext:value-type="float">
            <text:p>0.1024217622</text:p>
          </table:table-cell>
          <table:table-cell office:value-type="float" office:value="0.10242257753102" calcext:value-type="float">
            <text:p>0.1024225775</text:p>
          </table:table-cell>
          <table:table-cell table:number-columns-repeated="1008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use TF</text:p>
          </table:table-cell>
          <table:table-cell office:value-type="float" office:value="0.00471308059195123" calcext:value-type="float">
            <text:p>0.0047130806</text:p>
          </table:table-cell>
          <table:table-cell office:value-type="float" office:value="0.00513516349518217" calcext:value-type="float">
            <text:p>0.0051351635</text:p>
          </table:table-cell>
          <table:table-cell office:value-type="float" office:value="0.0049150770820678" calcext:value-type="float">
            <text:p>0.0049150771</text:p>
          </table:table-cell>
          <table:table-cell office:value-type="float" office:value="0.00946243758194549" calcext:value-type="float">
            <text:p>0.0094624376</text:p>
          </table:table-cell>
          <table:table-cell office:value-type="float" office:value="0.0171828244122894" calcext:value-type="float">
            <text:p>0.0171828244</text:p>
          </table:table-cell>
          <table:table-cell office:value-type="float" office:value="0.012204151230939" calcext:value-type="float">
            <text:p>0.0122041512</text:p>
          </table:table-cell>
          <table:table-cell office:value-type="float" office:value="0.0178110608216249" calcext:value-type="float">
            <text:p>0.0178110608</text:p>
          </table:table-cell>
          <table:table-cell office:value-type="float" office:value="0.0646765737112339" calcext:value-type="float">
            <text:p>0.0646765737</text:p>
          </table:table-cell>
          <table:table-cell office:value-type="float" office:value="0.027930450294249" calcext:value-type="float">
            <text:p>0.0279304503</text:p>
          </table:table-cell>
          <table:table-cell office:value-type="float" office:value="0.0156373138962081" calcext:value-type="float">
            <text:p>0.0156373139</text:p>
          </table:table-cell>
          <table:table-cell office:value-type="float" office:value="0.0156370649385423" calcext:value-type="float">
            <text:p>0.0156370649</text:p>
          </table:table-cell>
          <table:table-cell office:value-type="float" office:value="0.0156371894163843" calcext:value-type="float">
            <text:p>0.0156371894</text:p>
          </table:table-cell>
          <table:table-cell table:number-columns-repeated="1008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use HITS</text:p>
          </table:table-cell>
          <table:table-cell office:value-type="float" office:value="0.0082405849639711" calcext:value-type="float">
            <text:p>0.008240585</text:p>
          </table:table-cell>
          <table:table-cell office:value-type="float" office:value="0.00897857574474706" calcext:value-type="float">
            <text:p>0.0089785757</text:p>
          </table:table-cell>
          <table:table-cell office:value-type="float" office:value="0.00859376569295591" calcext:value-type="float">
            <text:p>0.0085937657</text:p>
          </table:table-cell>
          <table:table-cell office:value-type="float" office:value="0.0142382905124557" calcext:value-type="float">
            <text:p>0.0142382905</text:p>
          </table:table-cell>
          <table:table-cell office:value-type="float" office:value="0.0258552876769826" calcext:value-type="float">
            <text:p>0.0258552877</text:p>
          </table:table-cell>
          <table:table-cell office:value-type="float" office:value="0.0183637935974979" calcext:value-type="float">
            <text:p>0.0183637936</text:p>
          </table:table-cell>
          <table:table-cell office:value-type="float" office:value="0.0205026097835945" calcext:value-type="float">
            <text:p>0.0205026098</text:p>
          </table:table-cell>
          <table:table-cell office:value-type="float" office:value="0.0744504629679885" calcext:value-type="float">
            <text:p>0.074450463</text:p>
          </table:table-cell>
          <table:table-cell office:value-type="float" office:value="0.0321512247304324" calcext:value-type="float">
            <text:p>0.0321512247</text:p>
          </table:table-cell>
          <table:table-cell office:value-type="float" office:value="0.0217516689884754" calcext:value-type="float">
            <text:p>0.021751669</text:p>
          </table:table-cell>
          <table:table-cell office:value-type="float" office:value="0.0217513541677974" calcext:value-type="float">
            <text:p>0.0217513542</text:p>
          </table:table-cell>
          <table:table-cell office:value-type="float" office:value="0.0217515115769973" calcext:value-type="float">
            <text:p>0.0217515116</text:p>
          </table:table-cell>
          <table:table-cell table:number-columns-repeated="1008"/>
        </table:table-row>
        <table:table-row table:style-name="ro1">
          <table:covered-table-cell table:style-name="Default"/>
          <table:table-cell table:style-name="ce1" office:value-type="string" calcext:value-type="string" table:number-columns-spanned="1" table:number-rows-spanned="3">
            <text:p>extract keyphrase from ground truth</text:p>
          </table:table-cell>
          <table:table-cell office:value-type="string" calcext:value-type="string">
            <text:p>use TF-IDF</text:p>
          </table:table-cell>
          <table:table-cell office:value-type="float" office:value="0.229235339789575" calcext:value-type="float">
            <text:p>0.2292353398</text:p>
          </table:table-cell>
          <table:table-cell office:value-type="float" office:value="0.249768968299628" calcext:value-type="float">
            <text:p>0.2497689683</text:p>
          </table:table-cell>
          <table:table-cell office:value-type="float" office:value="0.239062043284982" calcext:value-type="float">
            <text:p>0.2390620433</text:p>
          </table:table-cell>
          <table:table-cell office:value-type="float" office:value="0.197289264655952" calcext:value-type="float">
            <text:p>0.1972892647</text:p>
          </table:table-cell>
          <table:table-cell office:value-type="float" office:value="0.358266665219326" calcext:value-type="float">
            <text:p>0.3582666652</text:p>
          </table:table-cell>
          <table:table-cell office:value-type="float" office:value="0.25445562950873" calcext:value-type="float">
            <text:p>0.2544556295</text:p>
          </table:table-cell>
          <table:table-cell office:value-type="float" office:value="0.149193556421958" calcext:value-type="float">
            <text:p>0.1491935564</text:p>
          </table:table-cell>
          <table:table-cell office:value-type="float" office:value="0.54182705006712" calcext:value-type="float">
            <text:p>0.5418270501</text:p>
          </table:table-cell>
          <table:table-cell office:value-type="float" office:value="0.23396438197653" calcext:value-type="float">
            <text:p>0.233964382</text:p>
          </table:table-cell>
          <table:table-cell table:number-columns-repeated="3" office:value-type="float" office:value="0.25663587450112" calcext:value-type="float">
            <text:p>0.2566358745</text:p>
          </table:table-cell>
          <table:table-cell table:number-columns-repeated="1008"/>
        </table:table-row>
        <table:table-row table:style-name="ro1">
          <table:covered-table-cell table:style-name="Default"/>
          <table:covered-table-cell/>
          <table:table-cell office:value-type="string" calcext:value-type="string">
            <text:p>use TF</text:p>
          </table:table-cell>
          <table:table-cell office:value-type="float" office:value="0.0208199529364256" calcext:value-type="float">
            <text:p>0.0208199529</text:p>
          </table:table-cell>
          <table:table-cell office:value-type="float" office:value="0.0226848886814368" calcext:value-type="float">
            <text:p>0.0226848887</text:p>
          </table:table-cell>
          <table:table-cell office:value-type="float" office:value="0.0217124484150127" calcext:value-type="float">
            <text:p>0.0217124484</text:p>
          </table:table-cell>
          <table:table-cell office:value-type="float" office:value="0.028575060692863" calcext:value-type="float">
            <text:p>0.0285750607</text:p>
          </table:table-cell>
          <table:table-cell office:value-type="float" office:value="0.0518907692252025" calcext:value-type="float">
            <text:p>0.0518907692</text:p>
          </table:table-cell>
          <table:table-cell office:value-type="float" office:value="0.0368549452983796" calcext:value-type="float">
            <text:p>0.0368549453</text:p>
          </table:table-cell>
          <table:table-cell office:value-type="float" office:value="0.0362567834635926" calcext:value-type="float">
            <text:p>0.0362567835</text:p>
          </table:table-cell>
          <table:table-cell office:value-type="float" office:value="0.131673957643585" calcext:value-type="float">
            <text:p>0.1316739576</text:p>
          </table:table-cell>
          <table:table-cell office:value-type="float" office:value="0.0568576561813753" calcext:value-type="float">
            <text:p>0.0568576562</text:p>
          </table:table-cell>
          <table:table-cell table:number-columns-repeated="3" office:value-type="float" office:value="0.0438638197482352" calcext:value-type="float">
            <text:p>0.0438638197</text:p>
          </table:table-cell>
          <table:table-cell table:number-columns-repeated="1008"/>
        </table:table-row>
        <table:table-row table:style-name="ro1">
          <table:covered-table-cell table:style-name="Default"/>
          <table:covered-table-cell/>
          <table:table-cell office:value-type="string" calcext:value-type="string">
            <text:p>use HITS</text:p>
          </table:table-cell>
          <table:table-cell office:value-type="float" office:value="0.024460970641389" calcext:value-type="float">
            <text:p>0.0244609706</text:p>
          </table:table-cell>
          <table:table-cell office:value-type="float" office:value="0.0266520485293213" calcext:value-type="float">
            <text:p>0.0266520485</text:p>
          </table:table-cell>
          <table:table-cell office:value-type="float" office:value="0.0255095467724664" calcext:value-type="float">
            <text:p>0.0255095468</text:p>
          </table:table-cell>
          <table:table-cell office:value-type="float" office:value="0.030606633250417" calcext:value-type="float">
            <text:p>0.0306066333</text:p>
          </table:table-cell>
          <table:table-cell office:value-type="float" office:value="0.0555800397294921" calcext:value-type="float">
            <text:p>0.0555800397</text:p>
          </table:table-cell>
          <table:table-cell office:value-type="float" office:value="0.0394751957171086" calcext:value-type="float">
            <text:p>0.0394751957</text:p>
          </table:table-cell>
          <table:table-cell office:value-type="float" office:value="0.0348551010249754" calcext:value-type="float">
            <text:p>0.034855101</text:p>
          </table:table-cell>
          <table:table-cell office:value-type="float" office:value="0.126583661698671" calcext:value-type="float">
            <text:p>0.1265836617</text:p>
          </table:table-cell>
          <table:table-cell office:value-type="float" office:value="0.0546595655489651" calcext:value-type="float">
            <text:p>0.0546595655</text:p>
          </table:table-cell>
          <table:table-cell table:number-columns-repeated="2" office:value-type="float" office:value="0.0485242556147759" calcext:value-type="float">
            <text:p>0.0485242556</text:p>
          </table:table-cell>
          <table:table-cell office:value-type="float" office:value="0.0485242556147759" calcext:value-type="float">
            <text:p>0.04852425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1" table:number-rows-spanned="6">
            <text:p>data set of ke20k with stemming</text:p>
          </table:table-cell>
          <table:table-cell table:style-name="ce1" office:value-type="string" calcext:value-type="string" table:number-columns-spanned="1" table:number-rows-spanned="3">
            <text:p>extract keyphrase from phrase chunk</text:p>
          </table:table-cell>
          <table:table-cell office:value-type="string" calcext:value-type="string">
            <text:p>use TF-IDF</text:p>
          </table:table-cell>
          <table:table-cell office:value-type="float" office:value="0.0895409847186239" calcext:value-type="float">
            <text:p>0.0895409847</text:p>
          </table:table-cell>
          <table:table-cell office:value-type="float" office:value="0.0919244975745904" calcext:value-type="float">
            <text:p>0.0919244976</text:p>
          </table:table-cell>
          <table:table-cell office:value-type="float" office:value="0.0907170876640198" calcext:value-type="float">
            <text:p>0.0907170877</text:p>
          </table:table-cell>
          <table:table-cell office:value-type="float" office:value="0.0667967328216789" calcext:value-type="float">
            <text:p>0.0667967328</text:p>
          </table:table-cell>
          <table:table-cell office:value-type="float" office:value="0.114288220625223" calcext:value-type="float">
            <text:p>0.1142882206</text:p>
          </table:table-cell>
          <table:table-cell office:value-type="float" office:value="0.0843148985319378" calcext:value-type="float">
            <text:p>0.0843148985</text:p>
          </table:table-cell>
          <table:table-cell office:value-type="float" office:value="0.0485846338610603" calcext:value-type="float">
            <text:p>0.0485846339</text:p>
          </table:table-cell>
          <table:table-cell office:value-type="float" office:value="0.166222253769362" calcext:value-type="float">
            <text:p>0.1662222538</text:p>
          </table:table-cell>
          <table:table-cell office:value-type="float" office:value="0.075191698255405" calcext:value-type="float">
            <text:p>0.0751916983</text:p>
          </table:table-cell>
          <table:table-cell office:value-type="float" office:value="0.0981560089919422" calcext:value-type="float">
            <text:p>0.098156009</text:p>
          </table:table-cell>
          <table:table-cell office:value-type="float" office:value="0.098154760150962" calcext:value-type="float">
            <text:p>0.0981547602</text:p>
          </table:table-cell>
          <table:table-cell office:value-type="float" office:value="0.0981553845674799" calcext:value-type="float">
            <text:p>0.0981553846</text:p>
          </table:table-cell>
          <table:table-cell table:number-columns-repeated="1008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use TF</text:p>
          </table:table-cell>
          <table:table-cell office:value-type="float" office:value="0.00303762031115877" calcext:value-type="float">
            <text:p>0.0030376203</text:p>
          </table:table-cell>
          <table:table-cell office:value-type="float" office:value="0.00311847945165118" calcext:value-type="float">
            <text:p>0.0031184795</text:p>
          </table:table-cell>
          <table:table-cell office:value-type="float" office:value="0.00307751884707699" calcext:value-type="float">
            <text:p>0.0030775188</text:p>
          </table:table-cell>
          <table:table-cell office:value-type="float" office:value="0.00716368375529821" calcext:value-type="float">
            <text:p>0.0071636838</text:p>
          </table:table-cell>
          <table:table-cell office:value-type="float" office:value="0.0122569568140484" calcext:value-type="float">
            <text:p>0.0122569568</text:p>
          </table:table-cell>
          <table:table-cell office:value-type="float" office:value="0.00904243730835334" calcext:value-type="float">
            <text:p>0.0090424373</text:p>
          </table:table-cell>
          <table:table-cell office:value-type="float" office:value="0.0175872659715557" calcext:value-type="float">
            <text:p>0.017587266</text:p>
          </table:table-cell>
          <table:table-cell office:value-type="float" office:value="0.0601711849016577" calcext:value-type="float">
            <text:p>0.0601711849</text:p>
          </table:table-cell>
          <table:table-cell office:value-type="float" office:value="0.0272188198402924" calcext:value-type="float">
            <text:p>0.0272188198</text:p>
          </table:table-cell>
          <table:table-cell office:value-type="float" office:value="0.0200336561673621" calcext:value-type="float">
            <text:p>0.0200336562</text:p>
          </table:table-cell>
          <table:table-cell office:value-type="float" office:value="0.0200334012787306" calcext:value-type="float">
            <text:p>0.0200334013</text:p>
          </table:table-cell>
          <table:table-cell office:value-type="float" office:value="0.0200335287222356" calcext:value-type="float">
            <text:p>0.0200335287</text:p>
          </table:table-cell>
          <table:table-cell table:number-columns-repeated="1008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use HITS</text:p>
          </table:table-cell>
          <table:table-cell office:value-type="float" office:value="0.00640659366463419" calcext:value-type="float">
            <text:p>0.0064065937</text:p>
          </table:table-cell>
          <table:table-cell office:value-type="float" office:value="0.00657713231138456" calcext:value-type="float">
            <text:p>0.0065771323</text:p>
          </table:table-cell>
          <table:table-cell office:value-type="float" office:value="0.00649074299248232" calcext:value-type="float">
            <text:p>0.006490743</text:p>
          </table:table-cell>
          <table:table-cell office:value-type="float" office:value="0.0124980920586589" calcext:value-type="float">
            <text:p>0.0124980921</text:p>
          </table:table-cell>
          <table:table-cell office:value-type="float" office:value="0.0213840504206633" calcext:value-type="float">
            <text:p>0.0213840504</text:p>
          </table:table-cell>
          <table:table-cell office:value-type="float" office:value="0.0157758518905679" calcext:value-type="float">
            <text:p>0.0157758519</text:p>
          </table:table-cell>
          <table:table-cell office:value-type="float" office:value="0.0206166539347795" calcext:value-type="float">
            <text:p>0.0206166539</text:p>
          </table:table-cell>
          <table:table-cell office:value-type="float" office:value="0.0705357597250756" calcext:value-type="float">
            <text:p>0.0705357597</text:p>
          </table:table-cell>
          <table:table-cell office:value-type="float" office:value="0.0319072483084251" calcext:value-type="float">
            <text:p>0.0319072483</text:p>
          </table:table-cell>
          <table:table-cell office:value-type="float" office:value="0.0255534573506368" calcext:value-type="float">
            <text:p>0.0255534574</text:p>
          </table:table-cell>
          <table:table-cell office:value-type="float" office:value="0.0255531835677494" calcext:value-type="float">
            <text:p>0.0255531836</text:p>
          </table:table-cell>
          <table:table-cell office:value-type="float" office:value="0.0255533204584598" calcext:value-type="float">
            <text:p>0.0255533205</text:p>
          </table:table-cell>
          <table:table-cell table:number-columns-repeated="1008"/>
        </table:table-row>
        <table:table-row table:style-name="ro1">
          <table:covered-table-cell table:style-name="Default"/>
          <table:table-cell table:style-name="ce1" office:value-type="string" calcext:value-type="string" table:number-columns-spanned="1" table:number-rows-spanned="3">
            <text:p>extract keyphrase from ground truth</text:p>
          </table:table-cell>
          <table:table-cell office:value-type="string" calcext:value-type="string">
            <text:p>use TF-IDF</text:p>
          </table:table-cell>
          <table:table-cell office:value-type="float" office:value="0.24282095200575" calcext:value-type="float">
            <text:p>0.242820952</text:p>
          </table:table-cell>
          <table:table-cell office:value-type="float" office:value="0.24929018934534" calcext:value-type="float">
            <text:p>0.2492901893</text:p>
          </table:table-cell>
          <table:table-cell office:value-type="float" office:value="0.246013048744787" calcext:value-type="float">
            <text:p>0.2460130487</text:p>
          </table:table-cell>
          <table:table-cell office:value-type="float" office:value="0.207920795954013" calcext:value-type="float">
            <text:p>0.207920796</text:p>
          </table:table-cell>
          <table:table-cell office:value-type="float" office:value="0.355765135707762" calcext:value-type="float">
            <text:p>0.3557651357</text:p>
          </table:table-cell>
          <table:table-cell office:value-type="float" office:value="0.262454555042646" calcext:value-type="float">
            <text:p>0.262454555</text:p>
          </table:table-cell>
          <table:table-cell office:value-type="float" office:value="0.156199757033428" calcext:value-type="float">
            <text:p>0.156199757</text:p>
          </table:table-cell>
          <table:table-cell office:value-type="float" office:value="0.534505503041472" calcext:value-type="float">
            <text:p>0.534505503</text:p>
          </table:table-cell>
          <table:table-cell office:value-type="float" office:value="0.241751828266241" calcext:value-type="float">
            <text:p>0.2417518283</text:p>
          </table:table-cell>
          <table:table-cell office:value-type="float" office:value="0.272717471733111" calcext:value-type="float">
            <text:p>0.2727174717</text:p>
          </table:table-cell>
          <table:table-cell office:value-type="float" office:value="0.272717289112576" calcext:value-type="float">
            <text:p>0.2727172891</text:p>
          </table:table-cell>
          <table:table-cell office:value-type="float" office:value="0.272717380422813" calcext:value-type="float">
            <text:p>0.2727173804</text:p>
          </table:table-cell>
          <table:table-cell table:number-columns-repeated="1008"/>
        </table:table-row>
        <table:table-row table:style-name="ro1">
          <table:covered-table-cell table:style-name="Default"/>
          <table:covered-table-cell/>
          <table:table-cell office:value-type="string" calcext:value-type="string">
            <text:p>use TF</text:p>
          </table:table-cell>
          <table:table-cell office:value-type="float" office:value="0.0208245550640449" calcext:value-type="float">
            <text:p>0.0208245551</text:p>
          </table:table-cell>
          <table:table-cell office:value-type="float" office:value="0.0213793629918117" calcext:value-type="float">
            <text:p>0.021379363</text:p>
          </table:table-cell>
          <table:table-cell office:value-type="float" office:value="0.0210983123068312" calcext:value-type="float">
            <text:p>0.0210983123</text:p>
          </table:table-cell>
          <table:table-cell office:value-type="float" office:value="0.0289747704994828" calcext:value-type="float">
            <text:p>0.0289747705</text:p>
          </table:table-cell>
          <table:table-cell office:value-type="float" office:value="0.0495775956972082" calcext:value-type="float">
            <text:p>0.0495775957</text:p>
          </table:table-cell>
          <table:table-cell office:value-type="float" office:value="0.036574314098848" calcext:value-type="float">
            <text:p>0.0365743141</text:p>
          </table:table-cell>
          <table:table-cell office:value-type="float" office:value="0.039022004756008" calcext:value-type="float">
            <text:p>0.0390220048</text:p>
          </table:table-cell>
          <table:table-cell office:value-type="float" office:value="0.133530785693431" calcext:value-type="float">
            <text:p>0.1335307857</text:p>
          </table:table-cell>
          <table:table-cell office:value-type="float" office:value="0.0603947225754007" calcext:value-type="float">
            <text:p>0.0603947226</text:p>
          </table:table-cell>
          <table:table-cell office:value-type="float" office:value="0.0572308660700235" calcext:value-type="float">
            <text:p>0.0572308661</text:p>
          </table:table-cell>
          <table:table-cell office:value-type="float" office:value="0.0572308277463646" calcext:value-type="float">
            <text:p>0.0572308277</text:p>
          </table:table-cell>
          <table:table-cell office:value-type="float" office:value="0.0572308469081876" calcext:value-type="float">
            <text:p>0.0572308469</text:p>
          </table:table-cell>
          <table:table-cell table:number-columns-repeated="1008"/>
        </table:table-row>
        <table:table-row table:style-name="ro1">
          <table:covered-table-cell table:style-name="Default"/>
          <table:covered-table-cell/>
          <table:table-cell office:value-type="string" calcext:value-type="string">
            <text:p>use HITS</text:p>
          </table:table-cell>
          <table:table-cell office:value-type="float" office:value="0.0272303543963964" calcext:value-type="float">
            <text:p>0.0272303544</text:p>
          </table:table-cell>
          <table:table-cell office:value-type="float" office:value="0.0279558256705032" calcext:value-type="float">
            <text:p>0.0279558257</text:p>
          </table:table-cell>
          <table:table-cell office:value-type="float" office:value="0.0275883215518398" calcext:value-type="float">
            <text:p>0.0275883216</text:p>
          </table:table-cell>
          <table:table-cell office:value-type="float" office:value="0.03334109520688" calcext:value-type="float">
            <text:p>0.0333410952</text:p>
          </table:table-cell>
          <table:table-cell office:value-type="float" office:value="0.0570486876538481" calcext:value-type="float">
            <text:p>0.0570486877</text:p>
          </table:table-cell>
          <table:table-cell office:value-type="float" office:value="0.0420858567483274" calcext:value-type="float">
            <text:p>0.0420858567</text:p>
          </table:table-cell>
          <table:table-cell office:value-type="float" office:value="0.0383088416880978" calcext:value-type="float">
            <text:p>0.0383088417</text:p>
          </table:table-cell>
          <table:table-cell office:value-type="float" office:value="0.131090644159865" calcext:value-type="float">
            <text:p>0.1310906442</text:p>
          </table:table-cell>
          <table:table-cell office:value-type="float" office:value="0.0592909796481702" calcext:value-type="float">
            <text:p>0.0592909796</text:p>
          </table:table-cell>
          <table:table-cell office:value-type="float" office:value="0.0629810058559418" calcext:value-type="float">
            <text:p>0.0629810059</text:p>
          </table:table-cell>
          <table:table-cell office:value-type="float" office:value="0.0629809636818013" calcext:value-type="float">
            <text:p>0.0629809637</text:p>
          </table:table-cell>
          <table:table-cell office:value-type="float" office:value="0.0629809847688645" calcext:value-type="float">
            <text:p>0.0629809848</text:p>
          </table:table-cell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Default" table:number-columns-repeated="6"/>
          <table:table-cell table:number-columns-repeated="1014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13:48:13.245039698</meta:creation-date>
    <dc:date>2017-09-02T14:23:57.516193763</dc:date>
    <meta:editing-duration>PT4M3S</meta:editing-duration>
    <meta:editing-cycles>1</meta:editing-cycles>
    <meta:document-statistic meta:table-count="1" meta:cell-count="342" meta:object-count="0"/>
    <meta:generator>LibreOffice/5.1.6.2$Linux_X86_64 LibreOffice_project/10m0$Build-2</meta:generator>
  </office:meta>
</office:document-meta>
</file>